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42f2f" officeooo:paragraph-rsid="00342f2f"/>
    </style:style>
    <style:style style:name="P2" style:family="paragraph" style:parent-style-name="Standard">
      <style:text-properties officeooo:paragraph-rsid="002b4129"/>
    </style:style>
    <style:style style:name="P3" style:family="paragraph" style:parent-style-name="Standard">
      <style:text-properties officeooo:paragraph-rsid="002fa8e1"/>
    </style:style>
    <style:style style:name="P4" style:family="paragraph" style:parent-style-name="Standard">
      <style:text-properties officeooo:paragraph-rsid="001e4cf9"/>
    </style:style>
    <style:style style:name="P5" style:family="paragraph" style:parent-style-name="Standard">
      <style:text-properties officeooo:rsid="003291bd" officeooo:paragraph-rsid="003291bd"/>
    </style:style>
    <style:style style:name="P6" style:family="paragraph" style:parent-style-name="Standard">
      <style:text-properties officeooo:rsid="0037a118" officeooo:paragraph-rsid="0037a118"/>
    </style:style>
    <style:style style:name="P7" style:family="paragraph" style:parent-style-name="Standard">
      <style:text-properties officeooo:rsid="00342f2f" officeooo:paragraph-rsid="00342f2f"/>
    </style:style>
    <style:style style:name="T1" style:family="text">
      <style:text-properties officeooo:rsid="0025c21f"/>
    </style:style>
    <style:style style:name="T2" style:family="text">
      <style:text-properties officeooo:rsid="002fa8e1"/>
    </style:style>
  </office:automatic-styles>
  <office:body>
    <office:text text:use-soft-page-breaks="true">
      <office:forms form:automatic-focus="false" form:apply-design-mode="false"/>
      <text:tracked-changes>
        <text:changed-region xml:id="ct93938819648608" text:id="ct93938819648608">
          <text:insertion>
            <office:change-info>
              <dc:creator>Unknown Author</dc:creator>
              <dc:date>2023-04-26T20:30:15</dc:date>
            </office:change-info>
          </text:insertion>
        </text:changed-region>
        <text:changed-region xml:id="ct93938819666384" text:id="ct93938819666384">
          <text:deletion>
            <office:change-info>
              <dc:creator>Unknown Author</dc:creator>
              <dc:date>2023-04-28T19:32:21</dc:date>
            </office:change-info>
            <text:p text:style-name="P1"/>
            <text:p text:style-name="P1"/>
          </text:deletion>
        </text:changed-region>
        <text:changed-region xml:id="ct93938819372592" text:id="ct93938819372592">
          <text:insertion>
            <office:change-info>
              <dc:creator>Unknown Author</dc:creator>
              <dc:date>2023-04-28T19:32:22</dc:date>
            </office:change-info>
          </text:insertion>
        </text:changed-region>
        <text:changed-region xml:id="ct93938819373008" text:id="ct93938819373008">
          <text:insertion>
            <office:change-info>
              <dc:creator>Unknown Author</dc:creator>
              <dc:date>2023-04-28T19:33:08</dc:date>
            </office:change-info>
          </text:insertion>
        </text:changed-region>
        <text:changed-region xml:id="ct93938819376256" text:id="ct93938819376256">
          <text:insertion>
            <office:change-info>
              <dc:creator>Unknown Author</dc:creator>
              <dc:date>2023-04-28T19:33:36</dc:date>
            </office:change-info>
          </text:insertion>
        </text:changed-region>
        <text:changed-region xml:id="ct93938819376656" text:id="ct93938819376656">
          <text:insertion>
            <office:change-info>
              <dc:creator>Unknown Author</dc:creator>
              <dc:date>2023-04-28T19:34:01</dc:date>
            </office:change-info>
          </text:insertion>
        </text:changed-region>
        <text:changed-region xml:id="ct93938819845136" text:id="ct93938819845136">
          <text:insertion>
            <office:change-info>
              <dc:creator>Unknown Author</dc:creator>
              <dc:date>2023-04-29T15:41:58</dc:date>
            </office:change-info>
          </text:insertion>
        </text:changed-region>
        <text:changed-region xml:id="ct93938819847616" text:id="ct93938819847616">
          <text:insertion>
            <office:change-info>
              <dc:creator>Unknown Author</dc:creator>
              <dc:date>2023-04-29T15:4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ros2 run teleop_twist_keyboard teleop_twist_keyboard</text:p>
      <text:p text:style-name="P3"/>
      <text:p text:style-name="P3">ros2 launch navigation totol.launch.py </text:p>
      <text:p text:style-name="P3"/>
      <text:p text:style-name="P3">ros2 run auto_dock_py_pkg <text:s/>st_<text:span text:style-name="T2">scan</text:span></text:p>
      <text:p text:style-name="P3"/>
      <text:p text:style-name="P3">ros2 run auto_dock_py_pkg <text:s/>st_<text:span text:style-name="T1">move</text:span></text:p>
      <text:p text:style-name="P3"/>
      <text:p text:style-name="P3"/>
      <text:p text:style-name="P3"/>
      <text:p text:style-name="P3">ros2 launch realsense2_camera rs_launch.py</text:p>
      <text:p text:style-name="P3"/>
      <text:p text:style-name="P3">ros2 run auto_dock_py_pkg aruco_node<text:change-start text:change-id="ct93938819648608"/></text:p>
      <text:p text:style-name="P3"><text:change-end text:change-id="ct93938819648608"/></text:p>
      <text:p text:style-name="P5">ros2 topic echo /aruco_pose</text:p>
      <text:p text:style-name="Standard"/>
      <text:p text:style-name="Standard"/>
      <text:p text:style-name="Standard"/>
      <text:p text:style-name="P1"><text:change text:change-id="ct93938819666384"/><text:change-start text:change-id="ct93938819372592"/>0.00489</text:p>
      <text:p text:style-name="P1">-0.00167</text:p>
      <text:p text:style-name="P1"><text:change-end text:change-id="ct93938819372592"/><text:change-start text:change-id="ct93938819373008"/>0.27302<text:change-end text:change-id="ct93938819373008"/></text:p>
      <text:p text:style-name="Standard"/>
      <text:p text:style-name="P1"><text:change-start text:change-id="ct93938819376256"/>0.0259</text:p>
      <text:p text:style-name="P1">-0.00105</text:p>
      <text:p text:style-name="P1"><text:change-end text:change-id="ct93938819376256"/><text:change-start text:change-id="ct93938819376656"/>0.2702<text:change-end text:change-id="ct93938819376656"/></text:p>
      <text:p text:style-name="Standard"/>
      <text:p text:style-name="Standard"/>
      <text:p text:style-name="Standard"/>
      <text:p text:style-name="Standard">-------------------------------------------------------------------------------------------------------------</text:p>
      <text:p text:style-name="Standard"/>
      <text:p text:style-name="Standard">ros2 launch navigation rviz.launch.py </text:p>
      <text:p text:style-name="Standard"/>
      <text:p text:style-name="Standard"/>
      <text:p text:style-name="Standard"/>
      <text:p text:style-name="Standard">ros2 launch navigation totol.launch.py </text:p>
      <text:p text:style-name="Standard"/>
      <text:p text:style-name="Standard"/>
      <text:p text:style-name="Standard"/>
      <text:p text:style-name="P4">ros2 run teleop_twist_keyboard teleop_twist_keyboard</text:p>
      <text:p text:style-name="P4"/>
      <text:p text:style-name="P4"/>
      <text:p text:style-name="P4"/>
      <text:p text:style-name="P4"/>
      <text:p text:style-name="P4"/>
      <text:p text:style-name="P4">/bin/python3 /home/carver/auto_dock_ws/src/auto_dock_py_pkg/auto_dock_py_pkg/st_scan.py</text:p>
      <text:p text:style-name="P4"/>
      <text:p text:style-name="P4">/bin/python3 /home/carver/auto_dock_ws/src/auto_dock_py_pkg/auto_dock_py_pkg/st_<text:span text:style-name="T1">move</text:span>.py</text:p>
      <text:p text:style-name="P4"/>
      <text:p text:style-name="P3"><text:soft-page-break/>ros2 run auto_dock_py_pkg <text:s/>st_<text:span text:style-name="T2">scan</text:span></text:p>
      <text:p text:style-name="P4"/>
      <text:p text:style-name="P3">ros2 run auto_dock_py_pkg <text:s/>st_<text:span text:style-name="T1">move</text:span></text:p>
      <text:p text:style-name="P3"/>
      <text:p text:style-name="P2">ros2 launch realsense2_camera rs_launch.py</text:p>
      <text:p text:style-name="P2"/>
      <text:p text:style-name="P2">ros2 run auto_dock_py_pkg aruco_node<text:change-start text:change-id="ct93938819845136"/></text:p>
      <text:p text:style-name="P2"/>
      <text:p text:style-name="P2"/>
      <text:p text:style-name="P6"><text:change-end text:change-id="ct93938819845136"/><text:change-start text:change-id="ct93938819847616"/>ex2</text:p>
      <text:p text:style-name="P2"/>
      <text:p text:style-name="P2"/>
      <text:p text:style-name="P2">/bin/python3 "/home/carver/auto_dock_ws/src/auto_dock_py_pkg/auto_dock_py_pkg/st_scan clean print.py"<text:change-end text:change-id="ct9393881984761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5:05:12.159847049</meta:creation-date>
    <dc:date>2023-04-29T19:40:22.127955919</dc:date>
    <meta:editing-duration>PT6H55M56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2" meta:paragraph-count="25" meta:word-count="72" meta:character-count="968" meta:non-whitespace-character-count="914"/>
  </office:meta>
</office:document-meta>
</file>